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icleArray.push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DAbstractParticleTraverser.traverseAll( Element allDecl , XSDocumentInfo schemaDoc , SchemaGrammar grammar , int allContextFlags , XSObject 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ParticleArray.getPartic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cleArray.addParticle( XSParticleDecl partic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icleArray.pop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DAbstractParticleTraverser.hasAllContent( XSParticleDecl partic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AbstractParticleTraverser.traverseSeqChoice( Element decl , XSDocumentInfo schemaDoc , SchemaGrammar grammar , int allContextFlags , boolean choice , XSObject par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">
            <text:p text:style-name="Table_20_Contents">6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XSDAbstractParticleTraverser.traverseSequence( Element seqDecl , XSDocumentInfo schemaDoc , SchemaGrammar grammar , int allContextFlags , XS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AbstractParticleTraverser.traverseChoice( Element choiceDecl , XSDocumentInfo schemaDoc , SchemaGrammar grammar , int allContextFlags , XS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AbstractParticleTraverser.XSDAbstractParticle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